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de4" officeooo:paragraph-rsid="001a3de4"/>
    </style:style>
    <style:style style:name="P2" style:family="paragraph" style:parent-style-name="Standard">
      <style:text-properties officeooo:rsid="001b5adb" officeooo:paragraph-rsid="001b5adb"/>
    </style:style>
    <style:style style:name="P3" style:family="paragraph" style:parent-style-name="Standard">
      <style:text-properties officeooo:rsid="001c9c6c" officeooo:paragraph-rsid="001c9c6c"/>
    </style:style>
    <style:style style:name="P4" style:family="paragraph" style:parent-style-name="Standard">
      <style:text-properties officeooo:rsid="001e9041" officeooo:paragraph-rsid="001e9041"/>
    </style:style>
    <style:style style:name="T1" style:family="text">
      <style:text-properties officeooo:rsid="001a3de4"/>
    </style:style>
    <style:style style:name="T2" style:family="text">
      <style:text-properties officeooo:rsid="001b5adb"/>
    </style:style>
    <style:style style:name="T3" style:family="text">
      <style:text-properties officeooo:rsid="001c9c6c"/>
    </style:style>
    <style:style style:name="T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fo:font-size="16pt" style:text-underline-style="solid" style:text-underline-width="auto" style:text-underline-color="font-color" fo:font-weight="bold" officeooo:rsid="001c9c6c" style:font-size-asian="16pt" style:font-weight-asian="bold" style:font-size-complex="16pt" style:font-weight-complex="bold"/>
    </style:style>
    <style:style style:name="T6" style:family="text">
      <style:text-properties officeooo:rsid="001d0b44"/>
    </style:style>
    <style:style style:name="T7" style:family="text">
      <style:text-properties officeooo:rsid="001d76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4">Semester 1/ </text:span><text:span text:style-name="T5">Making phone calls</text:span></text:p>
      <text:p text:style-name="P1"><text:span text:style-name="T5"/></text:p>
      <text:p text:style-name="P1"><text:span text:style-name="T5"/></text:p>
      <text:p text:style-name="P1"><text:span text:style-name="T5"/></text:p>
      <text:p text:style-name="Standard"/>
      <text:p text:style-name="Standard"><text:tab/><text:span text:style-name="T1">During this first semester (and most, if not all semesters) you will have, at least, two exams in English. Usually an oral exam and a written exam.</text:span></text:p>
      <text:p text:style-name="Standard"><text:tab/><text:span text:style-name="T1">As you will also discover, some parts of your SAE (Situation d’Apprentissage et d’Evaluation in French) might also be in English (you could for example be asked to present your work in an oral presentation or to write a technical report in English).</text:span></text:p>
      <text:p text:style-name="Standard"><text:tab/></text:p>
      <text:p text:style-name="Standard"/>
      <text:p text:style-name="Standard"/>
      <text:p text:style-name="Standard"/>
      <text:p text:style-name="P1">In S1, we will start training for a particular kind of situation: making phone calls/ video calls in English.</text:p>
      <text:p text:style-name="P1">This will lead to an oral exam, and therefore, to your first grade in English. </text:p>
      <text:p text:style-name="P1">It will be for us an excuse to start your semester with a <text:span text:style-name="T2">lot of revisions </text:span><text:span text:style-name="T6">and to make sure that we agree on some basi</text:span><text:span text:style-name="T7">c</text:span><text:span text:style-name="T6"> points</text:span><text:span text:style-name="T2">…</text:span></text:p>
      <text:p text:style-name="P1"/>
      <text:p text:style-name="P2">We will work on:</text:p>
      <text:p text:style-name="P2"/>
      <text:p text:style-name="P2">_ How to ask grammatically correct questions in English</text:p>
      <text:p text:style-name="P2">_ How to talk about dates, times, numbers…</text:p>
      <text:p text:style-name="P2">_ How to make professional appointments with people</text:p>
      <text:p text:style-name="P2">_ How to spell names, addresses</text:p>
      <text:p text:style-name="P2">_ How to be formal and polite in a conversation especially when you ask something</text:p>
      <text:p text:style-name="P2">_ <text:span text:style-name="T3">How to write professional emails</text:span></text:p>
      <text:p text:style-name="P2">_ <text:span text:style-name="T3">We will also discover specific vocabulary and revise tenses in English</text:span></text:p>
      <text:p text:style-name="P2"/>
      <text:p text:style-name="P2"/>
      <text:p text:style-name="P3">I will precise the exact dates of the oral exam later, but it will most probably start just after your holidays in October. We just need to see how fast everyone is going through the different steps.</text:p>
      <text:p text:style-name="P3"/>
      <text:p text:style-name="P3"/>
      <text:p text:style-name="P3">The exam will be a “phone” conversation between two randomly chosen students of the same <text:span text:style-name="T6">TP </text:span>group on a given situation (written in French, so you don’t get any help from me as far as the vocabulary is concerned). The exam will last between 10 and 15 minutes. No notes will be allowed.</text:p>
      <text:p text:style-name="P3"/>
      <text:p text:style-name="P4">During the first semester, we will also work together on how to make oral presentations, we will focus on some different themes and this will lead to some questions the day of the written exam at the end of the semester.</text:p>
      <text:p text:style-name="P4"/>
      <text:p text:style-name="P4">In English, you will have two different grades each semester, one oral and one written exam.</text:p>
      <text:p text:style-name="P4">Both have the same value, so it’s important for you to train and revise as we go along.</text:p>
      <text:p text:style-name="P4">Please, make sure to keep a file for all your English exercises and documents, so you can keep track and prepare for your exams!</text:p>
      <text:p text:style-name="P2"/>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14:30:58.482375552</meta:creation-date>
    <dc:date>2023-09-04T10:27:52.896240829</dc:date>
    <meta:editing-duration>P3DT19H35M52S</meta:editing-duration>
    <meta:editing-cycles>5</meta:editing-cycles>
    <meta:generator>LibreOffice/7.3.7.2$Linux_X86_64 LibreOffice_project/30$Build-2</meta:generator>
    <meta:document-statistic meta:table-count="0" meta:image-count="0" meta:object-count="0" meta:page-count="1" meta:paragraph-count="21" meta:word-count="393" meta:character-count="2140" meta:non-whitespace-character-count="1759"/>
  </office:meta>
</office:document-meta>
</file>